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4" svg:font-family="Helvetica" style:font-family-generic="swiss"/>
    <style:font-face style:name="Courier New2" svg:font-family="'Courier New'" style:font-pitch="fixed"/>
    <style:font-face style:name="Helvetica5" svg:font-family="Helvetica" style:font-pitch="fixed"/>
    <style:font-face style:name="Courier3" svg:font-family="Courier" style:font-family-generic="modern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Courier1" svg:font-family="Courier" style:font-pitch="variable"/>
    <style:font-face style:name="Gothic" svg:font-family="Gothic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elvetica1" svg:font-family="Helvetica" style:font-pitch="variable"/>
    <style:font-face style:name="Tahoma" svg:font-family="Tahoma, Lucidasans, 'Lucida Sans', 'Arial Unicode MS'" style:font-pitch="variable"/>
    <style:font-face style:name="Trebuchet MS1" svg:font-family="'Trebuchet MS'" style:font-pitch="variable"/>
    <style:font-face style:name="Courier2" svg:font-family="Courier" style:font-family-generic="modern" style:font-pitch="variable"/>
    <style:font-face style:name="Courier New" svg:font-family="'Courier New'" style:font-family-generic="modern" style:font-pitch="variable"/>
    <style:font-face style:name="Helvetica2" svg:font-family="Helvetica" style:font-family-generic="modern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Helvetica3" svg:font-family="Helvetic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4f4f4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b2b2b2" draw:fill="solid" draw:fill-color="#b2b2b2" draw:textarea-horizontal-align="center" draw:textarea-vertical-align="middle" fo:padding-top="0.013cm" fo:padding-bottom="0.013cm" fo:padding-left="0.013cm" fo:padding-right="0.013cm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.051cm" fo:min-width="0cm" fo:padding-top="0.128cm" fo:padding-bottom="0.128cm" fo:padding-left="0.256cm" fo:padding-right="0.256cm" draw:shadow="hidden"/>
    </style:style>
    <style:style style:name="gr3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true" draw:auto-grow-width="true" fo:min-height="1.339cm" fo:min-width="0cm" fo:padding-top="0.128cm" fo:padding-bottom="0.128cm" fo:padding-left="0.256cm" fo:padding-right="0.256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2.48cm" fo:min-width="0cm" fo:padding-top="0.128cm" fo:padding-bottom="0.128cm" fo:padding-left="0.256cm" fo:padding-right="0.256cm" draw:shadow="hidden"/>
    </style:style>
    <style:style style:name="gr6" style:family="graphic" style:parent-style-name="standard">
      <style:graphic-properties fo:min-height="11.659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29cm" fo:min-width="0cm" fo:padding-top="0cm" fo:padding-bottom="0cm" fo:padding-left="0cm" fo:padding-right="0cm"/>
    </style:style>
    <style:style style:name="gr8" style:family="graphic" style:parent-style-name="standard">
      <style:graphic-properties fo:min-height="13.822cm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2.876cm" fo:min-width="0cm" fo:padding-top="0.128cm" fo:padding-bottom="0.128cm" fo:padding-left="0.256cm" fo:padding-right="0.256cm" draw:shadow="hidden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3.898cm" fo:min-width="0cm" fo:padding-top="0.128cm" fo:padding-bottom="0.128cm" fo:padding-left="0.256cm" fo:padding-right="0.256cm" draw:shadow="hidden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535cm" fo:min-width="0cm" fo:padding-top="0.128cm" fo:padding-bottom="0.128cm" fo:padding-left="0.256cm" fo:padding-right="0.256cm" draw:shadow="hidden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672cm" fo:min-width="0cm" fo:padding-top="0.128cm" fo:padding-bottom="0.128cm" fo:padding-left="0.256cm" fo:padding-right="0.256cm" draw:shadow="hidden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285cm" fo:min-width="0cm" fo:padding-top="0.128cm" fo:padding-bottom="0.128cm" fo:padding-left="0.256cm" fo:padding-right="0.256cm" draw:shadow="hidden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69cm" fo:min-width="0cm" fo:padding-top="0.128cm" fo:padding-bottom="0.128cm" fo:padding-left="0.256cm" fo:padding-right="0.256cm" draw:shadow="hidden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62cm" fo:min-width="0cm" fo:padding-top="0.128cm" fo:padding-bottom="0.128cm" fo:padding-left="0.256cm" fo:padding-right="0.256cm" draw:shadow="hidden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9.049cm" fo:min-width="0cm" fo:padding-top="0.128cm" fo:padding-bottom="0.128cm" fo:padding-left="0.256cm" fo:padding-right="0.256cm" draw:shadow="hidden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0.407cm" fo:min-width="0cm" fo:padding-top="0.128cm" fo:padding-bottom="0.128cm" fo:padding-left="0.256cm" fo:padding-right="0.256cm" draw:shadow="hidden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786cm" fo:min-width="0cm" fo:padding-top="0.128cm" fo:padding-bottom="0.128cm" fo:padding-left="0.256cm" fo:padding-right="0.256cm" draw:shadow="hidden"/>
    </style:style>
    <style:style style:name="gr19" style:family="graphic" style:parent-style-name="standard">
      <style:graphic-properties fo:min-height="3.243cm"/>
    </style:style>
    <style:style style:name="gr20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4.876cm" fo:min-width="0cm" fo:padding-top="0.128cm" fo:padding-bottom="0.128cm" fo:padding-left="0.256cm" fo:padding-right="0.256cm" draw:shadow="hidden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423cm" fo:min-width="0cm" fo:padding-top="0.128cm" fo:padding-bottom="0.128cm" fo:padding-left="0.256cm" fo:padding-right="0.256cm" draw:shadow="hidden"/>
    </style:style>
    <style:style style:name="gr22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628cm" fo:min-width="0cm" fo:padding-top="0.128cm" fo:padding-bottom="0.128cm" fo:padding-left="0.256cm" fo:padding-right="0.256cm" draw:shadow="hidden"/>
    </style:style>
    <style:style style:name="pr1" style:family="presentation" style:parent-style-name="Default-notes">
      <style:graphic-properties draw:stroke="none" draw:fill="none" draw:fill-color="#ffffff" draw:auto-grow-height="true" fo:min-height="12.018cm" draw:shadow="hidden"/>
    </style:style>
    <style:style style:name="P1" style:family="paragraph">
      <loext:graphic-properties draw:fill="solid" draw:fill-color="#b2b2b2"/>
      <style:paragraph-properties fo:text-align="center"/>
    </style:style>
    <style:style style:name="P2" style:family="paragraph">
      <style:paragraph-properties fo:margin-left="0cm" fo:margin-right="0cm" fo:margin-top="0.445cm" fo:margin-bottom="0cm" fo:line-height="103%" fo:text-align="center" fo:text-indent="0cm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margin-left="0cm" fo:margin-right="0cm" fo:line-height="103%" fo:text-indent="0cm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margin-left="0cm" fo:margin-right="0cm" fo:line-height="96%" fo:text-indent="0cm"/>
    </style:style>
    <style:style style:name="P8" style:family="paragraph">
      <style:paragraph-properties fo:margin-left="0.313cm" fo:margin-right="0cm" fo:line-height="103%" fo:text-indent="-0.313cm"/>
    </style:style>
    <style:style style:name="P9" style:family="paragraph">
      <style:paragraph-properties fo:margin-left="0.313cm" fo:margin-right="0cm" fo:line-height="100%" fo:text-indent="-0.313cm"/>
    </style:style>
    <style:style style:name="P10" style:family="paragraph">
      <loext:graphic-properties draw:fill="none" draw:fill-color="#ffffff"/>
      <style:paragraph-properties fo:margin-left="0cm" fo:margin-right="0cm" fo:text-indent="0cm"/>
    </style:style>
    <style:style style:name="P11" style:family="paragraph">
      <loext:graphic-properties draw:fill="none" draw:fill-color="#ffffff"/>
      <style:paragraph-properties fo:margin-left="0cm" fo:margin-right="0cm" fo:margin-top="0.445cm" fo:margin-bottom="0cm" fo:line-height="103%" fo:text-align="center" fo:text-indent="0cm" style:writing-mode="lr-tb"/>
      <style:text-properties fo:font-size="18pt"/>
    </style:style>
    <style:style style:name="P12" style:family="paragraph">
      <loext:graphic-properties draw:fill="none" draw:fill-color="#ffffff"/>
      <style:paragraph-properties fo:margin-left="0cm" fo:margin-right="0cm" fo:line-height="96%" fo:text-indent="0cm" style:writing-mode="lr-tb"/>
      <style:text-properties fo:font-size="18pt"/>
    </style:style>
    <style:style style:name="P13" style:family="paragraph">
      <style:paragraph-properties fo:margin-left="0.313cm" fo:margin-right="0cm" fo:line-height="103%" fo:text-indent="-0.313cm"/>
      <style:text-properties fo:font-size="18pt"/>
    </style:style>
    <style:style style:name="P14" style:family="paragraph">
      <loext:graphic-properties draw:fill="none" draw:fill-color="#ffffff"/>
      <style:paragraph-properties fo:margin-left="0cm" fo:margin-right="0cm" fo:text-indent="0cm"/>
      <style:text-properties fo:font-size="12pt"/>
    </style:style>
    <style:style style:name="P15" style:family="paragraph">
      <style:paragraph-properties fo:margin-left="0.313cm" fo:margin-right="0cm" fo:line-height="99%" fo:text-indent="-0.313cm"/>
    </style:style>
    <style:style style:name="P16" style:family="paragraph">
      <loext:graphic-properties draw:fill="none" draw:fill-color="#ffffff"/>
      <style:paragraph-properties fo:margin-left="0.313cm" fo:margin-right="0cm" fo:line-height="103%" fo:text-indent="-0.313cm" style:writing-mode="lr-tb"/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8" style:family="paragraph">
      <style:paragraph-properties fo:margin-left="0.313cm" fo:margin-right="0cm" fo:line-height="100%" fo:text-indent="-0.313cm">
        <style:tab-stops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893cm"/>
          <style:tab-stop style:position="27.141cm"/>
          <style:tab-stop style:position="28.389cm"/>
          <style:tab-stop style:position="29.637cm"/>
        </style:tab-stops>
      </style:paragraph-properties>
    </style:style>
    <style:style style:name="P19" style:family="paragraph">
      <style:paragraph-properties fo:margin-left="0.313cm" fo:margin-right="0cm" fo:line-height="91%" fo:text-indent="-0.313cm"/>
    </style:style>
    <style:style style:name="P20" style:family="paragraph">
      <style:paragraph-properties fo:margin-left="0cm" fo:margin-right="0cm" fo:line-height="91%" fo:text-indent="0cm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321cm"/>
          <style:tab-stop style:position="27.591cm"/>
          <style:tab-stop style:position="28.861cm"/>
          <style:tab-stop style:position="28.87cm"/>
          <style:tab-stop style:position="29.62cm"/>
          <style:tab-stop style:position="29.628cm"/>
          <style:tab-stop style:position="29.637cm"/>
        </style:tab-stops>
      </style:paragraph-properties>
    </style:style>
    <style:style style:name="P21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22" style:family="paragraph">
      <style:paragraph-properties fo:margin-left="0cm" fo:margin-right="0cm" fo:line-height="91%" fo:text-indent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3" style:family="paragraph">
      <style:paragraph-properties fo:margin-left="0.62cm" fo:margin-right="0cm" fo:line-height="91%" fo:text-indent="-0.3cm"/>
    </style:style>
    <style:style style:name="P24" style:family="paragraph">
      <style:paragraph-properties fo:margin-left="0.62cm" fo:margin-right="0cm" fo:line-height="99%" fo:text-indent="-0.3cm"/>
    </style:style>
    <style:style style:name="P25" style:family="paragraph">
      <loext:graphic-properties draw:fill="none" draw:fill-color="#ffffff"/>
      <style:paragraph-properties fo:margin-left="0cm" fo:margin-right="0cm" fo:line-height="96%" fo:text-indent="0cm" style:writing-mode="lr-tb"/>
    </style:style>
    <style:style style:name="P26" style:family="paragraph">
      <style:paragraph-properties fo:margin-left="1.24cm" fo:margin-right="0cm" fo:line-height="99%" fo:text-indent="0cm"/>
    </style:style>
    <style:style style:name="P27" style:family="paragraph">
      <loext:graphic-properties draw:fill="none" draw:fill-color="#ffffff"/>
      <style:paragraph-properties fo:margin-left="0.313cm" fo:margin-right="0cm" fo:line-height="103%" fo:text-indent="-0.313cm" style:writing-mode="lr-tb"/>
      <style:text-properties fo:font-size="16pt" style:font-size-asian="16pt" style:font-size-complex="16pt"/>
    </style:style>
    <style:style style:name="P28" style:family="paragraph">
      <style:paragraph-properties fo:margin-left="0.313cm" fo:margin-right="0cm" fo:line-height="99%" fo:text-indent="-0.313cm"/>
      <style:text-properties style:font-name="Courier New1"/>
    </style:style>
    <style:style style:name="P29" style:family="paragraph">
      <style:paragraph-properties fo:margin-left="1.24cm" fo:margin-right="0cm" fo:line-height="99%" fo:text-indent="-0.3cm"/>
    </style:style>
    <style:style style:name="P30" style:family="paragraph">
      <style:paragraph-properties fo:margin-left="0.313cm" fo:margin-right="0cm" fo:line-height="101%" fo:text-indent="-0.313cm"/>
    </style:style>
    <style:style style:name="P31" style:family="paragraph">
      <style:paragraph-properties fo:margin-left="1.24cm" fo:margin-right="0cm" fo:line-height="101%" fo:text-indent="-0.3cm"/>
    </style:style>
    <style:style style:name="P32" style:family="paragraph">
      <style:paragraph-properties fo:margin-left="0.313cm" fo:margin-right="0cm" fo:line-height="102%" fo:text-indent="-0.313cm"/>
    </style:style>
    <style:style style:name="P33" style:family="paragraph">
      <style:paragraph-properties fo:margin-left="1.24cm" fo:margin-right="0cm" fo:line-height="103%" fo:text-indent="-0.3cm"/>
    </style:style>
    <style:style style:name="P34" style:family="paragraph">
      <style:paragraph-properties fo:margin-left="0cm" fo:margin-right="0cm" fo:line-height="101%" fo:text-indent="0cm"/>
    </style:style>
    <style:style style:name="T1" style:family="text">
      <style:text-properties fo:color="#292929" style:font-name="Helvetica1" fo:language="en" fo:country="GB" style:font-name-asian="Gothic" style:font-name-complex="Gothic"/>
    </style:style>
    <style:style style:name="T2" style:family="text">
      <style:text-properties fo:color="#000000" style:font-name="Helvetica1" fo:font-size="32pt" fo:language="en" fo:country="GB" style:font-name-asian="Gothic" style:font-size-asian="32pt" style:font-name-complex="Gothic" style:font-size-complex="32pt"/>
    </style:style>
    <style:style style:name="T3" style:family="text">
      <style:text-properties style:font-name="Trebuchet MS1" fo:font-size="18pt" fo:language="en" fo:country="GB" fo:font-weight="bold" style:font-name-asian="Gothic" style:font-size-asian="18pt" style:font-name-complex="Gothic" style:font-size-complex="18pt"/>
    </style:style>
    <style:style style:name="T4" style:family="text">
      <style:text-properties fo:color="#000000" style:font-name="Helvetica1" fo:font-size="18pt" fo:language="en" fo:country="GB" style:font-name-asian="Gothic" style:font-size-asian="18pt" style:font-name-complex="Gothic" style:font-size-complex="18pt"/>
    </style:style>
    <style:style style:name="T5" style:family="text">
      <style:text-properties fo:color="#000000" style:font-name="Helvetica1" fo:font-size="14pt" fo:language="en" fo:country="GB" style:font-name-asian="Gothic" style:font-size-asian="14pt" style:font-name-complex="Gothic" style:font-size-complex="14pt"/>
    </style:style>
    <style:style style:name="T6" style:family="text">
      <style:text-properties style:font-name="Helvetica1" fo:font-size="18pt" fo:language="en" fo:country="GB" style:font-name-asian="Gothic" style:font-size-asian="18pt" style:font-name-complex="Gothic" style:font-size-complex="18pt"/>
    </style:style>
    <style:style style:name="T7" style:family="text">
      <style:text-properties style:font-name="Helvetica1" fo:font-size="14pt" fo:language="en" fo:country="GB" style:font-name-asian="Gothic" style:font-size-asian="14pt" style:font-name-complex="Gothic" style:font-size-complex="14pt"/>
    </style:style>
    <style:style style:name="T8" style:family="text">
      <style:text-properties fo:color="#292929" style:font-name="Helvetica1" fo:font-size="18pt" fo:language="en" fo:country="GB" style:font-name-asian="Gothic" style:font-name-complex="Gothic"/>
    </style:style>
    <style:style style:name="T9" style:family="text">
      <style:text-properties fo:color="#000000" style:font-name="Courier3" fo:font-size="18pt" fo:language="en" fo:country="GB" style:font-name-asian="Gothic" style:font-size-asian="18pt" style:font-name-complex="Gothic" style:font-size-complex="18pt"/>
    </style:style>
    <style:style style:name="T10" style:family="text">
      <style:text-properties style:font-name="Courier1" fo:font-size="18pt" fo:language="en" fo:country="GB" style:font-name-asian="Gothic" style:font-size-asian="18pt" style:font-name-complex="Gothic" style:font-size-complex="18pt"/>
    </style:style>
    <style:style style:name="T11" style:family="text">
      <style:text-properties style:font-name="Courier3" fo:font-size="18pt" fo:language="en" fo:country="GB" style:font-name-asian="Gothic" style:font-size-asian="18pt" style:font-name-complex="Gothic" style:font-size-complex="18pt"/>
    </style:style>
    <style:style style:name="T12" style:family="text">
      <style:text-properties fo:color="#000000" style:font-name="Courier1" fo:font-size="18pt" fo:language="en" fo:country="GB" style:font-name-asian="Gothic" style:font-size-asian="18pt" style:font-name-complex="Gothic" style:font-size-complex="18pt"/>
    </style:style>
    <style:style style:name="T13" style:family="text">
      <style:text-properties fo:color="#000000" style:font-name="Helvetica1" fo:font-size="18pt" fo:language="en" fo:country="GB" fo:font-style="italic" style:font-name-asian="Gothic" style:font-size-asian="18pt" style:font-name-complex="Gothic" style:font-size-complex="18pt"/>
    </style:style>
    <style:style style:name="T14" style:family="text">
      <style:text-properties fo:color="#292929" style:font-name="Helvetica1" fo:font-size="18pt" fo:language="en" fo:country="GB" style:font-name-asian="Gothic" style:font-size-asian="18pt" style:font-name-complex="Gothic" style:font-size-complex="18pt"/>
    </style:style>
    <style:style style:name="T15" style:family="text">
      <style:text-properties fo:color="#000000" style:font-name="Helvetica1" fo:font-size="18pt" fo:language="en" fo:country="GB" fo:font-weight="bold" style:font-name-asian="Gothic" style:font-size-asian="18pt" style:font-weight-asian="bold" style:font-name-complex="Gothic" style:font-size-complex="18pt" style:font-weight-complex="bold"/>
    </style:style>
    <style:style style:name="T16" style:family="text">
      <style:text-properties fo:color="#000000" style:font-name="Helvetica1" fo:font-size="8pt" fo:language="en" fo:country="GB" style:font-name-asian="Gothic" style:font-size-asian="8pt" style:font-name-complex="Gothic" style:font-size-complex="8pt"/>
    </style:style>
    <style:style style:name="T17" style:family="text">
      <style:text-properties style:font-name="Courier1" fo:font-size="18pt" fo:language="en" fo:country="GB" fo:font-weight="bold" style:font-name-asian="Gothic" style:font-size-asian="18pt" style:font-name-complex="Gothic" style:font-size-complex="18pt"/>
    </style:style>
    <style:style style:name="T18" style:family="text">
      <style:text-properties fo:color="#000000" style:font-name="Helvetica4" fo:font-size="18pt" fo:language="en" fo:country="GB" style:font-name-asian="Gothic" style:font-size-asian="18pt" style:font-name-complex="Gothic" style:font-size-complex="18pt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Helvetica1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size-asian="16pt" style:language-asian="zxx" style:country-asian="none" style:font-style-asian="normal" style:font-weight-asian="normal" style:font-name-complex="Gothic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Courier3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size-asian="16pt" style:language-asian="zxx" style:country-asian="none" style:font-style-asian="normal" style:font-weight-asian="normal" style:font-name-complex="Gothic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000000" style:font-name="Courier3" fo:font-size="16pt" fo:language="en" fo:country="GB" style:font-name-asian="Gothic" style:font-size-asian="16pt" style:font-name-complex="Gothic" style:font-size-complex="16pt"/>
    </style:style>
    <style:style style:name="T22" style:family="text">
      <style:text-properties fo:color="#000000" style:font-name="Helvetica1" fo:font-size="16pt" fo:language="en" fo:country="GB" style:font-name-asian="Gothic" style:font-size-asian="16pt" style:font-name-complex="Gothic" style:font-size-complex="16pt"/>
    </style:style>
    <style:style style:name="T23" style:family="text">
      <style:text-properties fo:color="#000000" style:font-name="Helvetica1" fo:font-size="16pt" fo:language="en" fo:country="GB" fo:font-style="italic" fo:font-weight="normal" style:font-name-asian="Gothic" style:font-size-asian="16pt" style:font-style-asian="italic" style:font-weight-asian="normal" style:font-name-complex="Gothic" style:font-size-complex="16pt" style:font-style-complex="italic" style:font-weight-complex="normal"/>
    </style:style>
    <style:style style:name="T24" style:family="text">
      <style:text-properties fo:color="#000000" style:font-name="Helvetica1" fo:font-size="16pt" fo:language="en" fo:country="GB" fo:font-style="italic" fo:font-weight="bold" style:font-name-asian="Gothic" style:font-size-asian="16pt" style:font-style-asian="italic" style:font-weight-asian="bold" style:font-name-complex="Gothic" style:font-size-complex="16pt" style:font-style-complex="italic" style:font-weight-complex="bold"/>
    </style:style>
    <style:style style:name="T25" style:family="text">
      <style:text-properties fo:color="#000000" style:font-name="Courier1" fo:font-size="18pt" fo:language="en" fo:country="GB" fo:font-weight="bold" style:font-name-asian="Gothic" style:font-size-asian="18pt" style:font-name-complex="Gothic" style:font-size-complex="18pt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Helvetica1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size-asian="18pt" style:language-asian="zxx" style:country-asian="none" style:font-style-asian="normal" style:font-weight-asian="normal" style:font-name-complex="Gothic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000000" style:font-name="Courier New1" fo:font-size="16pt" fo:language="en" fo:country="GB" style:font-name-asian="Gothic" style:font-size-asian="16pt" style:font-name-complex="Gothic" style:font-size-complex="16pt"/>
    </style:style>
    <style:style style:name="T28" style:family="text">
      <style:text-properties style:font-name="Courier New1" fo:font-size="16pt" fo:language="en" fo:country="GB" style:font-name-asian="Gothic" style:font-size-asian="16pt" style:font-name-complex="Gothic" style:font-size-complex="16pt"/>
    </style:style>
    <style:style style:name="T29" style:family="text">
      <style:text-properties fo:color="#000000" style:font-name="Helvetica1" fo:font-size="18pt" fo:language="en" fo:country="GB" fo:font-weight="bold" style:font-name-asian="Gothic" style:font-size-asian="18pt" style:font-name-complex="Gothic" style:font-size-complex="18pt"/>
    </style:style>
    <style:style style:name="T30" style:family="text">
      <style:text-properties fo:color="#000000" style:font-name="Courier1" fo:font-size="18pt" fo:language="en" fo:country="GB" fo:font-weight="bold" style:font-name-asian="Gothic" style:font-size-asian="18pt" style:font-weight-asian="bold" style:font-name-complex="Gothic" style:font-size-complex="18pt" style:font-weight-complex="bold"/>
    </style:style>
    <style:style style:name="T31" style:family="text">
      <style:text-properties fo:color="#000000" style:font-name="Helvetica1" fo:font-size="18pt" fo:language="en" fo:country="GB" fo:font-style="italic" fo:font-weight="bold" style:font-name-asian="Gothic" style:font-size-asian="18pt" style:font-style-asian="italic" style:font-name-complex="Gothic" style:font-size-complex="18pt" style:font-style-complex="italic"/>
    </style:style>
    <text:list-style style:name="L1">
      <text:list-level-style-bullet text:level="1" text:bullet-char="•">
        <style:list-level-properties text:min-label-width="0.4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12.172cm" svg:height="1.592cm" svg:x="7.042cm" svg:y="0.472cm" draw:corner-radius="0.004cm">
            <text:p/>
          </draw:rect>
          <draw:g>
            <draw:rect draw:style-name="gr3" draw:text-style-name="P4" draw:layer="layout" svg:width="12.188cm" svg:height="1.592cm" svg:x="7.034cm" svg:y="0.472cm" draw:corner-radius="0.004cm">
              <text:p/>
            </draw:rect>
            <draw:rect draw:style-name="gr4" draw:text-style-name="P6" draw:layer="layout" svg:width="12.186cm" svg:height="1.59cm" svg:x="7.035cm" svg:y="0.473cm">
              <text:p text:style-name="P5"><text:span text:style-name="T2">Literatur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6" draw:layer="layout" svg:width="20.478cm" svg:height="11.915cm" svg:x="4.022cm" svg:y="3.175cm">
          <draw:text-box>
            <text:list text:style-name="L1">
              <text:list-item>
                <text:p text:style-name="P8"><text:span text:style-name="T4">von Studenten empfohlen</text:span></text:p>
                <text:list>
                  <text:list-item>
                    <text:p text:style-name="P8"><text:span text:style-name="T4"><text:s/></text:span><text:span text:style-name="T4">Helmut Erlenkötter: C Programmieren von Anfang an</text:span></text:p>
                  </text:list-item>
                  <text:list-item>
                    <text:p text:style-name="P8"><text:span text:style-name="T4"><text:s/>“</text:span><text:span text:style-name="T4">ANSI C for Programmers on UNIX Systems”,</text:span><text:span text:style-name="T4"><text:line-break/></text:span><text:span text:style-name="T5">http://www-h.eng.cam.ac.uk/help/tpl/languages/C/teaching_C/</text:span></text:p>
                  </text:list-item>
                </text:list>
              </text:list-item>
            </text:list>
            <text:p text:style-name="P9"><text:span text:style-name="T6"/></text:p>
            <text:list text:continue-numbering="true" text:style-name="L1">
              <text:list-item>
                <text:p text:style-name="P9"><text:span text:style-name="T4">Standardwerk:</text:span></text:p>
                <text:list>
                  <text:list-item>
                    <text:p text:style-name="P9"><text:span text:style-name="T4"><text:s/></text:span><text:span text:style-name="T4">W. Kernighan, Dennis M. Ritchie: The C Programming Language</text:span></text:p>
                  </text:list-item>
                  <text:list-item>
                    <text:p text:style-name="P9"><text:span text:style-name="T4"><text:s/></text:span><text:span text:style-name="T4">auf Deutsch: Programmieren in C</text:span></text:p>
                  </text:list-item>
                </text:list>
              </text:list-item>
            </text:list>
            <text:p text:style-name="P9"><text:span text:style-name="T4"/></text:p>
            <text:p text:style-name="P9"><text:span text:style-name="T4">Das Buch “Grundlagen der Informatik” hat auch einen C Abschnitt.</text:span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11" draw:layer="layout" svg:width="18.998cm" svg:height="1.307cm" draw:transform="rotate (1.5707963267949) translate (0.794cm 19.024cm)">
          <draw:text-box>
            <text:p text:style-name="P2"><text:span text:style-name="T8">MAS: Betriebssysteme - C Crashkurs</text:span></text:p>
          </draw:text-box>
        </draw:frame>
        <draw:g>
          <draw:rect draw:style-name="gr3" draw:text-style-name="P4" draw:layer="layout" svg:width="12.172cm" svg:height="1.592cm" svg:x="7.042cm" svg:y="0.472cm" draw:corner-radius="0.004cm">
            <text:p/>
          </draw:rect>
          <draw:g>
            <draw:rect draw:style-name="gr3" draw:text-style-name="P4" draw:layer="layout" svg:width="12.188cm" svg:height="1.592cm" svg:x="7.034cm" svg:y="0.472cm" draw:corner-radius="0.004cm">
              <text:p/>
            </draw:rect>
            <draw:rect draw:style-name="gr4" draw:text-style-name="P6" draw:layer="layout" svg:width="12.186cm" svg:height="1.59cm" svg:x="7.035cm" svg:y="0.473cm">
              <text:p text:style-name="P5"><text:span text:style-name="T2">Handling von Variablen</text:span></text:p>
            </draw:rect>
          </draw:g>
        </draw:g>
        <draw:frame draw:style-name="gr5" draw:text-style-name="P12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8" draw:text-style-name="P13" draw:layer="layout" svg:width="20.478cm" svg:height="14.078cm" svg:x="4.022cm" svg:y="3.175cm">
          <draw:text-box>
            <text:list text:style-name="L1">
              <text:list-item>
                <text:p text:style-name="P8"><text:span text:style-name="T4">Prozess- / Speichermodell:</text:span><text:span text:style-name="T4"><text:line-break/></text:span><text:span text:style-name="T4">- Globale Variablen</text:span><text:span text:style-name="T4"><text:line-break/></text:span><text:span text:style-name="T4">- Heap</text:span><text:span text:style-name="T4"><text:line-break/></text:span><text:span text:style-name="T4">- Stack</text:span></text:p>
              </text:list-item>
            </text:list>
            <text:p text:style-name="P9"><text:span text:style-name="T6"/></text:p>
            <text:list text:continue-numbering="true" text:style-name="L1">
              <text:list-item>
                <text:p text:style-name="P9"><text:span text:style-name="T4">Stackmodell</text:span></text:p>
              </text:list-item>
            </text:list>
            <text:p text:style-name="P9"><text:span text:style-name="T6"/></text:p>
            <text:list text:continue-numbering="true" text:style-name="L1">
              <text:list-item>
                <text:p text:style-name="P9"><text:span text:style-name="T4">Parameterübergabe</text:span></text:p>
              </text:list-item>
            </text:list>
            <text:p text:style-name="P9"><text:span text:style-name="T6"/></text:p>
            <text:list text:continue-numbering="true" text:style-name="L1">
              <text:list-item>
                <text:p text:style-name="P9"><text:span text:style-name="T4">Rückgabewert auf Stack</text:span></text:p>
              </text:list-item>
            </text:list>
            <text:p text:style-name="P9"><text:span text:style-name="T4"/></text:p>
            <text:list text:continue-numbering="true" text:style-name="L1">
              <text:list-item>
                <text:p text:style-name="P9"><text:span text:style-name="T4">Rücksprungadresse auch auf Stack!</text:span></text:p>
              </text:list-item>
            </text:list>
            <text:p text:style-name="P9"><text:span text:style-name="T6"/></text:p>
            <text:list text:continue-numbering="true" text:style-name="L1">
              <text:list-item>
                <text:p text:style-name="P9"><text:span text:style-name="T4">"Runtime" Parameterhandling von C Implementiert!</text:span></text:p>
              </text:list-item>
            </text:list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2"/>
          <draw:frame presentation:style-name="pr1" draw:text-style-name="P14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12.172cm" svg:height="1.592cm" svg:x="7.042cm" svg:y="0.472cm" draw:corner-radius="0.004cm">
            <text:p/>
          </draw:rect>
          <draw:g>
            <draw:rect draw:style-name="gr3" draw:text-style-name="P4" draw:layer="layout" svg:width="12.188cm" svg:height="1.592cm" svg:x="7.034cm" svg:y="0.472cm" draw:corner-radius="0.004cm">
              <text:p/>
            </draw:rect>
            <draw:rect draw:style-name="gr4" draw:text-style-name="P6" draw:layer="layout" svg:width="12.186cm" svg:height="1.59cm" svg:x="7.035cm" svg:y="0.473cm">
              <text:p text:style-name="P5"><text:span text:style-name="T2">cpp, der Prä-Prozessor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9" draw:text-style-name="P3" draw:layer="layout" svg:width="20.478cm" svg:height="13.132cm" svg:x="4.022cm" svg:y="3.175cm">
          <draw:text-box>
            <text:list text:style-name="L1">
              <text:list-item>
                <text:p text:style-name="P8"><text:span text:style-name="T4">Definition / Ersetzung</text:span><text:span text:style-name="T4"><text:line-break/></text:span><text:span text:style-name="T4"><text:line-break/></text:span><text:span text:style-name="T9">#define kuerzel irgend_ein_langer_text</text:span></text:p>
              </text:list-item>
            </text:list>
            <text:p text:style-name="P15"><text:span text:style-name="T10"/></text:p>
            <text:list text:continue-numbering="true" text:style-name="L1">
              <text:list-item>
                <text:p text:style-name="P9"><text:span text:style-name="T4">Test</text:span><text:span text:style-name="T4"><text:line-break/></text:span><text:span text:style-name="T4"><text:line-break/></text:span><text:span text:style-name="T9">#ifdef kuerzel</text:span><text:span text:style-name="T9"><text:line-break/></text:span><text:span text:style-name="T9">...</text:span><text:span text:style-name="T11"><text:line-break/></text:span><text:span text:style-name="T11">#endif</text:span></text:p>
              </text:list-item>
            </text:list>
            <text:p text:style-name="P9"><text:span text:style-name="T10"/></text:p>
            <text:list text:continue-numbering="true" text:style-name="L1">
              <text:list-item>
                <text:p text:style-name="P9"><text:span text:style-name="T4">Inklusion</text:span><text:span text:style-name="T4"><text:line-break/></text:span><text:span text:style-name="T12"><text:line-break/></text:span><text:span text:style-name="T9">#include &lt;namen_einer_anderen_datei.txt&gt;</text:span></text:p>
              </text:list-item>
            </text:list>
            <text:p text:style-name="P15"><text:span text:style-name="T10"/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3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11" draw:layer="layout" svg:width="18.998cm" svg:height="1.307cm" draw:transform="rotate (1.5707963267949) translate (0.794cm 19.024cm)">
          <draw:text-box>
            <text:p text:style-name="P2"><text:span text:style-name="T8">MAS: Betriebssysteme - C Crashkurs</text:span></text:p>
          </draw:text-box>
        </draw:frame>
        <draw:g>
          <draw:rect draw:style-name="gr3" draw:text-style-name="P4" draw:layer="layout" svg:width="12.172cm" svg:height="1.592cm" svg:x="7.042cm" svg:y="0.472cm" draw:corner-radius="0.004cm">
            <text:p/>
          </draw:rect>
          <draw:g>
            <draw:rect draw:style-name="gr3" draw:text-style-name="P4" draw:layer="layout" svg:width="12.188cm" svg:height="1.592cm" svg:x="7.034cm" svg:y="0.472cm" draw:corner-radius="0.004cm">
              <text:p/>
            </draw:rect>
            <draw:rect draw:style-name="gr4" draw:text-style-name="P6" draw:layer="layout" svg:width="12.186cm" svg:height="1.59cm" svg:x="7.035cm" svg:y="0.473cm">
              <text:p text:style-name="P5"><text:span text:style-name="T2">Einfache Deklarationen</text:span></text:p>
            </draw:rect>
          </draw:g>
        </draw:g>
        <draw:frame draw:style-name="gr5" draw:text-style-name="P12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0" draw:text-style-name="P16" draw:layer="layout" svg:width="20.478cm" svg:height="14.154cm" svg:x="4.022cm" svg:y="3.175cm">
          <draw:text-box>
            <text:list text:style-name="L1">
              <text:list-item>
                <text:p text:style-name="P8"><text:span text:style-name="T4">Einfache Typen:</text:span><text:span text:style-name="T4"><text:line-break/></text:span><text:span text:style-name="T4"><text:line-break/></text:span><text:span text:style-name="T12">int, char, long, ...</text:span></text:p>
              </text:list-item>
            </text:list>
            <text:p text:style-name="P15"><text:span text:style-name="T10"/></text:p>
            <text:list text:continue-numbering="true" text:style-name="L1">
              <text:list-item>
                <text:p text:style-name="P9"><text:span text:style-name="T4">Deklaration:</text:span><text:span text:style-name="T4"><text:line-break/></text:span><text:span text:style-name="T4"><text:line-break/></text:span><text:span text:style-name="T10">int zahl;</text:span><text:span text:style-name="T10"><text:line-break/></text:span><text:span text:style-name="T10">char buchstabe;</text:span></text:p>
              </text:list-item>
            </text:list>
            <text:p text:style-name="P9"><text:span text:style-name="T6"/></text:p>
            <text:list text:continue-numbering="true" text:style-name="L1">
              <text:list-item>
                <text:p text:style-name="P9"><text:span text:style-name="T4">Funktionsdefinition:</text:span><text:span text:style-name="T4"><text:line-break/></text:span><text:span text:style-name="T12"><text:line-break/></text:span><text:span text:style-name="T12">int</text:span><text:span text:style-name="T10"> f(int z) { return z + z; }</text:span></text:p>
              </text:list-item>
            </text:list>
            <text:p text:style-name="P15"><text:span text:style-name="T10"/></text:p>
            <text:list text:continue-numbering="true" text:style-name="L1">
              <text:list-item>
                <text:p text:style-name="P9"><text:span text:style-name="T4">Parameterübergabe </text:span><text:span text:style-name="T13">immer</text:span><text:span text:style-name="T4"> “by value” auf dem Stack:</text:span><text:span text:style-name="T4"><text:line-break/></text:span><text:span text:style-name="T12"><text:line-break/></text:span><text:span text:style-name="T10">f(zahl);</text:span></text:p>
              </text:list-item>
            </text:list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4"/>
          <draw:frame presentation:style-name="pr1" draw:text-style-name="P14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17" draw:layer="layout" svg:width="18.998cm" svg:height="1.307cm" draw:transform="rotate (1.5707963267949) translate (0.794cm 19.024cm)">
          <draw:text-box>
            <text:p text:style-name="P2"><text:span text:style-name="T14">MAS: Betriebssysteme - C Crashkurs</text:span></text:p>
          </draw:text-box>
        </draw:frame>
        <draw:g>
          <draw:rect draw:style-name="gr3" draw:text-style-name="P4" draw:layer="layout" svg:width="4.075cm" svg:height="1.592cm" svg:x="11.086cm" svg:y="0.472cm" draw:corner-radius="0.004cm">
            <text:p/>
          </draw:rect>
          <draw:g>
            <draw:rect draw:style-name="gr3" draw:text-style-name="P4" draw:layer="layout" svg:width="4.083cm" svg:height="1.592cm" svg:x="11.082cm" svg:y="0.472cm" draw:corner-radius="0.004cm">
              <text:p/>
            </draw:rect>
            <draw:rect draw:style-name="gr4" draw:text-style-name="P6" draw:layer="layout" svg:width="4.081cm" svg:height="1.59cm" svg:x="11.083cm" svg:y="0.473cm">
              <text:p text:style-name="P5"><text:span text:style-name="T2">Pointer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1" draw:text-style-name="P3" draw:layer="layout" svg:width="20.478cm" svg:height="15.791cm" svg:x="4.022cm" svg:y="3.175cm">
          <draw:text-box>
            <text:list text:style-name="L1">
              <text:list-item>
                <text:p text:style-name="P8"><text:span text:style-name="T4">Pointer:</text:span><text:span text:style-name="T4"><text:line-break/></text:span><text:span text:style-name="T4"><text:line-break/></text:span><text:span text:style-name="T12">int*, char*, long*, ...</text:span></text:p>
              </text:list-item>
            </text:list>
            <text:p text:style-name="P15"><text:span text:style-name="T10"/></text:p>
            <text:list text:continue-numbering="true" text:style-name="L1">
              <text:list-item>
                <text:p text:style-name="P18"><text:span text:style-name="T4">Deklaration</text:span><text:span text:style-name="T4"><text:line-break/></text:span><text:span text:style-name="T4"><text:line-break/></text:span><text:span text:style-name="T10">int* <text:s/>zahl_p;</text:span><text:span text:style-name="T10"><text:line-break/></text:span><text:span text:style-name="T10">char* buchstaben_p;</text:span><text:span text:style-name="T10"><text:tab/></text:span><text:span text:style-name="T10"><text:tab/></text:span><text:span text:style-name="T10">/* oft ein Pointer auf</text:span></text:p>
              </text:list-item>
            </text:list>
            <text:p text:style-name="P9"><text:span text:style-name="T10"><text:s text:c="28"/></text:span><text:span text:style-name="T10">einen String! <text:s text:c="6"/>*/</text:span></text:p>
            <text:list text:continue-numbering="true" text:style-name="L1">
              <text:list-item>
                <text:p text:style-name="P9"><text:span text:style-name="T4">Funktionsdeklaration:</text:span><text:span text:style-name="T4"><text:line-break/></text:span><text:span text:style-name="T12"><text:line-break/></text:span><text:span text:style-name="T10">void f(int* z_p);</text:span></text:p>
              </text:list-item>
            </text:list>
            <text:p text:style-name="P15"><text:span text:style-name="T10"/></text:p>
            <text:list text:continue-numbering="true" text:style-name="L1">
              <text:list-item>
                <text:p text:style-name="P9"><text:span text:style-name="T4">Übergeben wird </text:span><text:span text:style-name="T13">immer</text:span><text:span text:style-name="T4"> Wert (d.h. hier wird </text:span><text:span text:style-name="T15">Adresse</text:span><text:span text:style-name="T4"> als </text:span><text:span text:style-name="T13">Wert </text:span><text:span text:style-name="T4">übergeben):</text:span><text:span text:style-name="T4"><text:line-break/></text:span><text:span text:style-name="T12"><text:line-break/></text:span><text:span text:style-name="T10">f(zahl_p);</text:span></text:p>
              </text:list-item>
            </text:list>
            <text:p text:style-name="P15"><text:span text:style-name="T10"/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5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8.577cm" svg:height="1.592cm" svg:x="8.837cm" svg:y="0.472cm" draw:corner-radius="0.004cm">
            <text:p/>
          </draw:rect>
          <draw:g>
            <draw:rect draw:style-name="gr3" draw:text-style-name="P4" draw:layer="layout" svg:width="8.608cm" svg:height="1.592cm" svg:x="8.824cm" svg:y="0.472cm" draw:corner-radius="0.004cm">
              <text:p/>
            </draw:rect>
            <draw:rect draw:style-name="gr4" draw:text-style-name="P6" draw:layer="layout" svg:width="8.606cm" svg:height="1.59cm" svg:x="8.825cm" svg:y="0.473cm">
              <text:p text:style-name="P5"><text:span text:style-name="T2">Dereferenzier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2" draw:text-style-name="P3" draw:layer="layout" svg:width="20.478cm" svg:height="15.928cm" svg:x="4.022cm" svg:y="3.175cm">
          <draw:text-box>
            <text:list text:style-name="L1">
              <text:list-item>
                <text:p text:style-name="P8"><text:span text:style-name="T4">mehrere Bedeutungen des Stern Operators</text:span></text:p>
                <text:p text:style-name="P8"><text:span text:style-name="T16"/></text:p>
              </text:list-item>
              <text:list-item>
                <text:p text:style-name="P9"><text:span text:style-name="T4">Deklaration eines Pointers:</text:span><text:span text:style-name="T4"><text:line-break/></text:span><text:span text:style-name="T4"><text:line-break/></text:span><text:span text:style-name="T4">char</text:span><text:span text:style-name="T10">* buchstaben_p = "p";</text:span><text:span text:style-name="T10"><text:line-break/></text:span><text:span text:style-name="T10"><text:line-break/></text:span><text:span text:style-name="T6">(Achtung: String!)</text:span><text:span text:style-name="T10"><text:line-break/></text:span><text:span text:style-name="T10"/></text:p>
              </text:list-item>
              <text:list-item>
                <text:p text:style-name="P9"><text:span text:style-name="T4">Dereferenzierung:</text:span><text:span text:style-name="T4"><text:line-break/></text:span><text:span text:style-name="T4"><text:line-break/></text:span><text:span text:style-name="T4">char</text:span><text:span text:style-name="T10"> buchstabe;</text:span><text:span text:style-name="T10"><text:line-break/></text:span><text:span text:style-name="T10">buchstabe = *</text:span><text:span text:style-name="T17">buchstaben_p;</text:span></text:p>
              </text:list-item>
            </text:list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6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8.577cm" svg:height="1.592cm" svg:x="8.837cm" svg:y="0.472cm" draw:corner-radius="0.004cm">
            <text:p/>
          </draw:rect>
          <draw:g>
            <draw:rect draw:style-name="gr3" draw:text-style-name="P4" draw:layer="layout" svg:width="8.608cm" svg:height="1.592cm" svg:x="8.824cm" svg:y="0.472cm" draw:corner-radius="0.004cm">
              <text:p/>
            </draw:rect>
            <draw:rect draw:style-name="gr4" draw:text-style-name="P6" draw:layer="layout" svg:width="8.606cm" svg:height="1.59cm" svg:x="8.825cm" svg:y="0.473cm">
              <text:p text:style-name="P5"><text:span text:style-name="T2">Operatoren Reihenfolg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2" draw:text-style-name="P3" draw:layer="layout" svg:width="20.478cm" svg:height="15.928cm" svg:x="4.022cm" svg:y="3.175cm">
          <draw:text-box>
            <text:list text:style-name="L1">
              <text:list-item>
                <text:p text:style-name="P8"><text:span text:style-name="T4">Operatoren Reihenfolge, Achtung "C Code":</text:span><text:span text:style-name="T4"><text:line-break/></text:span><text:span text:style-name="T4"><text:line-break/></text:span><text:span text:style-name="T10">for(;*to++ = *from++;);</text:span><text:span text:style-name="T10"><text:line-break/></text:span><text:span text:style-name="T10"><text:line-break/></text:span><text:span text:style-name="T10">“++” </text:span><text:span text:style-name="T4">bindet stärker als </text:span><text:span text:style-name="T12">“*”</text:span><text:span text:style-name="T12"><text:line-break/></text:span><text:span text:style-name="T12">“++” </text:span><text:span text:style-name="T18">ist ein Postinkrement: gib Wert zurück, erhöht</text:span><text:span text:style-name="T12"> </text:span></text:p>
              </text:list-item>
            </text:list>
            <text:p text:style-name="P15"/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7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7.581cm" svg:height="1.592cm" svg:x="9.335cm" svg:y="0.472cm" draw:corner-radius="0.004cm">
            <text:p/>
          </draw:rect>
          <draw:g>
            <draw:rect draw:style-name="gr3" draw:text-style-name="P4" draw:layer="layout" svg:width="7.602cm" svg:height="1.592cm" svg:x="9.327cm" svg:y="0.472cm" draw:corner-radius="0.004cm">
              <text:p/>
            </draw:rect>
            <draw:rect draw:style-name="gr4" draw:text-style-name="P6" draw:layer="layout" svg:width="7.6cm" svg:height="1.59cm" svg:x="9.328cm" svg:y="0.473cm">
              <text:p text:style-name="P5"><text:span text:style-name="T2">Referenzier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3" draw:text-style-name="P3" draw:layer="layout" svg:width="20.478cm" svg:height="16.541cm" svg:x="4.022cm" svg:y="3.175cm">
          <draw:text-box>
            <text:list text:style-name="L1">
              <text:list-item>
                <text:p text:style-name="P8"><text:span text:style-name="T4">Operator "&amp;":</text:span><text:span text:style-name="T4"><text:line-break/></text:span><text:span text:style-name="T4"><text:line-break/></text:span><text:span text:style-name="T12">int z;</text:span><text:span text:style-name="T12"><text:line-break/></text:span><text:span text:style-name="T12">int* z_p;</text:span><text:span text:style-name="T12"><text:line-break/></text:span><text:span text:style-name="T12"><text:line-break/></text:span><text:span text:style-name="T12">z=7;</text:span><text:span text:style-name="T12"><text:line-break/></text:span><text:span text:style-name="T12">z_p = &amp;z;</text:span><text:span text:style-name="T12"><text:line-break/></text:span><text:span text:style-name="T12">*z_p = 9;</text:span></text:p>
              </text:list-item>
            </text:list>
            <text:p text:style-name="P15"><text:span text:style-name="T10"/></text:p>
            <text:list text:continue-numbering="true" text:style-name="L1">
              <text:list-item>
                <text:p text:style-name="P15"><text:span text:style-name="T12">void f(int* i);</text:span><text:span text:style-name="T12"><text:line-break/></text:span><text:span text:style-name="T12"><text:line-break/></text:span><text:span text:style-name="T12">int z;</text:span><text:span text:style-name="T12"><text:line-break/></text:span><text:span text:style-name="T12">f(&amp;z);</text:span></text:p>
              </text:list-item>
            </text:list>
            <text:p text:style-name="P15"><text:span text:style-name="T10"/></text:p>
            <text:list text:continue-numbering="true" text:style-name="L1">
              <text:list-item>
                <text:p text:style-name="P9"><text:span text:style-name="T4">Achtung:</text:span><text:span text:style-name="T4"><text:line-break/></text:span><text:span text:style-name="T4"><text:line-break/></text:span><text:span text:style-name="T10">int z1, z2, z3;</text:span><text:span text:style-name="T10"><text:line-break/></text:span><text:span text:style-name="T10">z3 = z1 &amp; z2;</text:span><text:span text:style-name="T10"><text:tab/></text:span><text:span text:style-name="T10"><text:tab/></text:span><text:span text:style-name="T10">/* bitweise und-Verknüpfung */</text:span></text:p>
              </text:list-item>
            </text:list>
            <text:p text:style-name="P15"><text:span text:style-name="T10"/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8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3.761cm" svg:height="1.592cm" svg:x="11.249cm" svg:y="0.472cm" draw:corner-radius="0.004cm">
            <text:p/>
          </draw:rect>
          <draw:g>
            <draw:rect draw:style-name="gr3" draw:text-style-name="P4" draw:layer="layout" svg:width="3.77cm" svg:height="1.592cm" svg:x="11.245cm" svg:y="0.472cm" draw:corner-radius="0.004cm">
              <text:p/>
            </draw:rect>
            <draw:rect draw:style-name="gr4" draw:text-style-name="P6" draw:layer="layout" svg:width="3.768cm" svg:height="1.59cm" svg:x="11.246cm" svg:y="0.473cm">
              <text:p text:style-name="P5"><text:span text:style-name="T2">Arrays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4" draw:text-style-name="P3" draw:layer="layout" svg:width="20.478cm" svg:height="15.946cm" svg:x="4.022cm" svg:y="3.175cm">
          <draw:text-box>
            <text:list text:style-name="L1">
              <text:list-item>
                <text:p text:style-name="P19"><text:span text:style-name="T12">char c[20];</text:span><text:span text:style-name="T12"><text:line-break/></text:span><text:span text:style-name="T12"><text:line-break/></text:span><text:span text:style-name="T4">oft als String verwendet. Dann mit '\0' abgeschlossen:</text:span><text:span text:style-name="T12"><text:line-break/></text:span><text:span text:style-name="T12"><text:line-break/></text:span><text:span text:style-name="T12">char ca[2] = "a";</text:span><text:span text:style-name="T12"><text:line-break/></text:span><text:span text:style-name="T12">char cb[2];</text:span><text:span text:style-name="T12"><text:line-break/></text:span><text:span text:style-name="T12"><text:line-break/></text:span><text:span text:style-name="T12">cb[0] = 'b';</text:span><text:span text:style-name="T12"><text:line-break/></text:span><text:span text:style-name="T12">cb[1] = '\0';</text:span><text:span text:style-name="T12"><text:line-break/></text:span><text:span text:style-name="T12"/></text:p>
              </text:list-item>
              <text:list-item>
                <text:p text:style-name="P19"><text:span text:style-name="T4">beachte verschiedene Anführungszeichen.</text:span></text:p>
                <text:p text:style-name="P19"><text:span text:style-name="T4"/></text:p>
              </text:list-item>
              <text:list-item>
                <text:p><text:span text:style-name="T19">optional für diejenigen, welche C tiefer lernen möchten: die folgenden beiden “</text:span><text:span text:style-name="T20">printf</text:span><text:span text:style-name="T19">”'s sind identisch:</text:span><text:span text:style-name="T19"><text:line-break/></text:span><text:span text:style-name="T19"><text:line-break/></text:span><text:span text:style-name="T20">char z[10];</text:span><text:span text:style-name="T20"><text:line-break/></text:span><text:span text:style-name="T20"><text:line-break/></text:span><text:span text:style-name="T20">print (“ <text:s/>z: %p”, <text:s text:c="3"/>z);</text:span><text:span text:style-name="T20"><text:line-break/></text:span><text:span text:style-name="T21">print (“&amp;z: %p”, &amp;z);</text:span><text:span text:style-name="T22"><text:line-break/></text:span><text:span text:style-name="T22"><text:line-break/></text:span><text:span text:style-name="T22">D.h. also, dass die alleinstehende </text:span><text:span text:style-name="T23">Array</text:span><text:span text:style-name="T22"> Variable '</text:span><text:span text:style-name="T21">z</text:span><text:span text:style-name="T22">' die </text:span><text:span text:style-name="T24">Adresse</text:span><text:span text:style-name="T22"> bezeichnet, wo das Array abgespeichert ist.</text:span></text:p>
              </text:list-item>
            </text:list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9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3.761cm" svg:height="1.592cm" svg:x="11.249cm" svg:y="0.472cm" draw:corner-radius="0.004cm">
            <text:p/>
          </draw:rect>
          <draw:g>
            <draw:rect draw:style-name="gr3" draw:text-style-name="P4" draw:layer="layout" svg:width="3.77cm" svg:height="1.592cm" svg:x="11.245cm" svg:y="0.472cm" draw:corner-radius="0.004cm">
              <text:p/>
            </draw:rect>
            <draw:rect draw:style-name="gr4" draw:text-style-name="P6" draw:layer="layout" svg:width="3.768cm" svg:height="1.59cm" svg:x="11.246cm" svg:y="0.473cm">
              <text:p text:style-name="P5"><text:span text:style-name="T2">Arrays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4" draw:text-style-name="P3" draw:layer="layout" svg:width="20.478cm" svg:height="15.946cm" svg:x="4.022cm" svg:y="3.175cm">
          <draw:text-box>
            <text:list text:style-name="L1">
              <text:list-item>
                <text:p text:style-name="P8"><text:span text:style-name="T4">Jedoch:</text:span><text:span text:style-name="T4"><text:line-break/></text:span><text:span text:style-name="T4"><text:line-break/></text:span><text:span text:style-name="T12">$ cat -n kak.c</text:span><text:span text:style-name="T12"><text:line-break/></text:span><text:span text:style-name="T12"> <text:s text:c="4"/>1 <text:s/>void f(char a[]);</text:span><text:span text:style-name="T12"><text:line-break/></text:span><text:span text:style-name="T12"> <text:s text:c="4"/>2 <text:s/>void g(char a[20]);</text:span><text:span text:style-name="T12"><text:line-break/></text:span><text:span text:style-name="T12"> <text:s text:c="4"/>3</text:span><text:span text:style-name="T12"><text:line-break/></text:span><text:span text:style-name="T12"> <text:s text:c="4"/>4 <text:s/>main() {</text:span><text:span text:style-name="T12"><text:line-break/></text:span><text:span text:style-name="T12"> <text:s text:c="4"/>5 <text:s text:c="3"/>char a[];</text:span><text:span text:style-name="T12"><text:line-break/></text:span><text:span text:style-name="T12"> <text:s text:c="4"/>6 <text:s/>}</text:span><text:span text:style-name="T12"><text:line-break/></text:span><text:span text:style-name="T12"><text:line-break/></text:span><text:span text:style-name="T10">$ gcc kak.c</text:span><text:span text:style-name="T10"><text:line-break/></text:span><text:span text:style-name="T10">kak.c: In function `main':</text:span><text:span text:style-name="T10"><text:line-break/></text:span><text:span text:style-name="T10">kak.c:5: array size missing in `a'</text:span><text:span text:style-name="T10"><text:line-break/></text:span><text:span text:style-name="T10"/></text:p>
              </text:list-item>
            </text:list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0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5.701cm" svg:height="1.592cm" svg:x="10.279cm" svg:y="0.472cm" draw:corner-radius="0.004cm">
            <text:p/>
          </draw:rect>
          <draw:g>
            <draw:rect draw:style-name="gr3" draw:text-style-name="P4" draw:layer="layout" svg:width="5.715cm" svg:height="1.592cm" svg:x="10.27cm" svg:y="0.472cm" draw:corner-radius="0.004cm">
              <text:p/>
            </draw:rect>
            <draw:rect draw:style-name="gr4" draw:text-style-name="P6" draw:layer="layout" svg:width="5.713cm" svg:height="1.59cm" svg:x="10.271cm" svg:y="0.473cm">
              <text:p text:style-name="P5"><text:span text:style-name="T2">Struktur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5" draw:text-style-name="P21" draw:layer="layout" svg:width="20.478cm" svg:height="16.876cm" svg:x="4.022cm" svg:y="3.175cm">
          <draw:text-box>
            <text:p text:style-name="P20"><text:span text:style-name="T12">struct my_struct {</text:span><text:span text:style-name="T12"><text:line-break/></text:span><text:span text:style-name="T12"> <text:s/>int <text:s/>a;</text:span><text:span text:style-name="T12"><text:line-break/></text:span><text:span text:style-name="T12"> <text:s/>char b;</text:span><text:span text:style-name="T12"><text:line-break/></text:span><text:span text:style-name="T12"> <text:s text:c="16"/>} s1;</text:span><text:span text:style-name="T12"><text:line-break/></text:span><text:span text:style-name="T12"><text:line-break/></text:span><text:span text:style-name="T12">struct my_struct <text:s/>s2;</text:span><text:span text:style-name="T12"><text:line-break/></text:span><text:span text:style-name="T12"><text:line-break/></text:span><text:span text:style-name="T12">struct my_struct* s2_p;</text:span><text:span text:style-name="T12"><text:line-break/></text:span><text:span text:style-name="T12"><text:line-break/></text:span><text:span text:style-name="T12">main() {</text:span><text:span text:style-name="T12"><text:line-break/></text:span><text:span text:style-name="T12"> <text:s/>s1.a = 2;</text:span><text:span text:style-name="T12"><text:line-break/></text:span><text:span text:style-name="T12"> <text:s/>s2.b = 'z';</text:span><text:span text:style-name="T12"><text:line-break/></text:span><text:span text:style-name="T12"><text:line-break/></text:span><text:span text:style-name="T12"> <text:s/>s2_p = &amp;s2;</text:span><text:span text:style-name="T12"><text:line-break/></text:span><text:span text:style-name="T12"> <text:s/>(*s2_p).a = 3;</text:span><text:span text:style-name="T12"><text:line-break/></text:span><text:span text:style-name="T12"> <text:s/></text:span><text:span text:style-name="T25">s2_p-&gt;a</text:span><text:span text:style-name="T12"> <text:s text:c="2"/>= 3;</text:span><text:span text:style-name="T12"><text:tab/></text:span><text:span text:style-name="T12"><text:tab/></text:span><text:span text:style-name="T12">/* gleich wie eben, aber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leichter zu lesen <text:s text:c="5"/>*/</text:span><text:span text:style-name="T12"><text:line-break/></text:span><text:span text:style-name="T10">}</text:span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1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4.573cm" svg:height="1.592cm" svg:x="10.848cm" svg:y="0.472cm" draw:corner-radius="0.004cm">
            <text:p/>
          </draw:rect>
          <draw:g>
            <draw:rect draw:style-name="gr3" draw:text-style-name="P4" draw:layer="layout" svg:width="4.586cm" svg:height="1.592cm" svg:x="10.844cm" svg:y="0.472cm" draw:corner-radius="0.004cm">
              <text:p/>
            </draw:rect>
            <draw:rect draw:style-name="gr4" draw:text-style-name="P6" draw:layer="layout" svg:width="4.584cm" svg:height="1.59cm" svg:x="10.845cm" svg:y="0.473cm">
              <text:p text:style-name="P5"><text:span text:style-name="T2">Typedef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6" draw:text-style-name="P3" draw:layer="layout" svg:width="20.478cm" svg:height="9.305cm" svg:x="4.022cm" svg:y="3.175cm">
          <draw:text-box>
            <text:list text:style-name="L1">
              <text:list-item>
                <text:p text:style-name="P8"><text:span text:style-name="T26">Alias, "neuen, </text:span><text:span text:style-name="T4">'einfachen' Typ definieren"</text:span><text:span text:style-name="T4"><text:line-break/></text:span><text:span text:style-name="T4"><text:line-break/></text:span><text:span text:style-name="T4">-&gt; Typenprüfung</text:span><text:span text:style-name="T4"><text:line-break/></text:span><text:span text:style-name="T4">-&gt; Abstraktion</text:span><text:span text:style-name="T12"><text:line-break/></text:span><text:span text:style-name="T12"><text:line-break/></text:span><text:span text:style-name="T12">typedef struct my_struct* my_struct_p;</text:span><text:span text:style-name="T12"><text:line-break/></text:span><text:span text:style-name="T12"><text:line-break/></text:span><text:span text:style-name="T12">my_struct_p m_p;</text:span></text:p>
              </text:list-item>
            </text:list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2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8.842cm" svg:height="1.592cm" svg:x="8.714cm" svg:y="0.472cm" draw:corner-radius="0.004cm">
            <text:p/>
          </draw:rect>
          <draw:g>
            <draw:rect draw:style-name="gr3" draw:text-style-name="P4" draw:layer="layout" svg:width="8.859cm" svg:height="1.592cm" svg:x="8.705cm" svg:y="0.472cm" draw:corner-radius="0.004cm">
              <text:p/>
            </draw:rect>
            <draw:rect draw:style-name="gr4" draw:text-style-name="P6" draw:layer="layout" svg:width="8.857cm" svg:height="1.59cm" svg:x="8.706cm" svg:y="0.473cm">
              <text:p text:style-name="P5"><text:span text:style-name="T2">Funktionspointer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7" draw:text-style-name="P3" draw:layer="layout" svg:width="20.478cm" svg:height="10.663cm" svg:x="4.022cm" svg:y="3.175cm">
          <draw:text-box>
            <text:p text:style-name="P22"><text:span text:style-name="T12">void f(int a) {</text:span><text:span text:style-name="T12"><text:line-break/></text:span><text:span text:style-name="T12"> <text:s/>printf("the number is %d\n", a);</text:span><text:span text:style-name="T12"><text:line-break/></text:span><text:span text:style-name="T12">}</text:span><text:span text:style-name="T12"><text:line-break/></text:span><text:span text:style-name="T12"><text:line-break/></text:span><text:span text:style-name="T12">void exec(void function(int a), int argument) {</text:span><text:span text:style-name="T12"><text:line-break/></text:span><text:span text:style-name="T12"> <text:s/>function(argument);</text:span><text:span text:style-name="T12"><text:line-break/></text:span><text:span text:style-name="T12">}</text:span><text:span text:style-name="T12"><text:line-break/></text:span><text:span text:style-name="T12"><text:line-break/></text:span><text:span text:style-name="T12">main() {</text:span><text:span text:style-name="T12"><text:line-break/></text:span><text:span text:style-name="T12"> <text:s/>exec(f, 3);</text:span><text:span text:style-name="T12"><text:line-break/></text:span><text:span text:style-name="T12">}</text:span><text:span text:style-name="T12"><text:line-break/></text:span><text:span text:style-name="T12"/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3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8.03cm" svg:height="1.592cm" svg:x="9.119cm" svg:y="0.472cm" draw:corner-radius="0.004cm">
            <text:p/>
          </draw:rect>
          <draw:g>
            <draw:rect draw:style-name="gr3" draw:text-style-name="P4" draw:layer="layout" svg:width="8.043cm" svg:height="1.592cm" svg:x="9.115cm" svg:y="0.472cm" draw:corner-radius="0.004cm">
              <text:p/>
            </draw:rect>
            <draw:rect draw:style-name="gr4" draw:text-style-name="P6" draw:layer="layout" svg:width="8.041cm" svg:height="1.59cm" svg:x="9.116cm" svg:y="0.473cm">
              <text:p text:style-name="P5"><text:span text:style-name="T2">Kombination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6" draw:text-style-name="P3" draw:layer="layout" svg:width="20.478cm" svg:height="9.305cm" svg:x="4.022cm" svg:y="3.175cm">
          <draw:text-box>
            <text:list text:style-name="L1">
              <text:list-item>
                <text:p text:style-name="P8"><text:span text:style-name="T4">möglich!</text:span></text:p>
              </text:list-item>
              <text:list-item>
                <text:p text:style-name="P9"><text:span text:style-name="T4">Pointer auf Pointer</text:span></text:p>
              </text:list-item>
              <text:list-item>
                <text:p text:style-name="P9"><text:span text:style-name="T4">Pointer auf Struktur</text:span></text:p>
              </text:list-item>
              <text:list-item>
                <text:p text:style-name="P9"><text:span text:style-name="T4">Arrays von Pointern auf Strukturen etc.</text:span></text:p>
              </text:list-item>
            </text:list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4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8.899cm" svg:height="1.592cm" svg:x="8.687cm" svg:y="0.472cm" draw:corner-radius="0.004cm">
            <text:p/>
          </draw:rect>
          <draw:g>
            <draw:rect draw:style-name="gr3" draw:text-style-name="P4" draw:layer="layout" svg:width="8.921cm" svg:height="1.592cm" svg:x="8.674cm" svg:y="0.472cm" draw:corner-radius="0.004cm">
              <text:p/>
            </draw:rect>
            <draw:rect draw:style-name="gr4" draw:text-style-name="P6" draw:layer="layout" svg:width="8.919cm" svg:height="1.59cm" svg:x="8.675cm" svg:y="0.473cm">
              <text:p text:style-name="P5"><text:span text:style-name="T2">Funktionsaufruf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6" draw:layer="layout" svg:width="20.478cm" svg:height="11.915cm" svg:x="4.022cm" svg:y="3.175cm">
          <draw:text-box>
            <text:p text:style-name="P23"><text:span text:style-name="T12">int b;</text:span></text:p>
            <text:p text:style-name="P24"><text:span text:style-name="T12">int* b_p;</text:span></text:p>
            <text:p text:style-name="P24"><text:span text:style-name="T10"/></text:p>
            <text:p text:style-name="P24"><text:span text:style-name="T12">b_p = &amp;b;</text:span></text:p>
            <text:p text:style-name="P15"><text:span text:style-name="T10"/></text:p>
            <text:p text:style-name="P9"><text:span text:style-name="T4">Wert übergeben:</text:span></text:p>
            <text:p text:style-name="P15"><text:span text:style-name="T10"/></text:p>
            <text:p text:style-name="P24"><text:span text:style-name="T12">void f(int x);</text:span></text:p>
            <text:p text:style-name="P24"><text:span text:style-name="T12">f(b);</text:span></text:p>
            <text:p text:style-name="P15"><text:span text:style-name="T12"/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5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8.899cm" svg:height="1.592cm" svg:x="8.687cm" svg:y="0.472cm" draw:corner-radius="0.004cm">
            <text:p/>
          </draw:rect>
          <draw:g>
            <draw:rect draw:style-name="gr3" draw:text-style-name="P4" draw:layer="layout" svg:width="8.921cm" svg:height="1.592cm" svg:x="8.674cm" svg:y="0.472cm" draw:corner-radius="0.004cm">
              <text:p/>
            </draw:rect>
            <draw:rect draw:style-name="gr4" draw:text-style-name="P6" draw:layer="layout" svg:width="8.919cm" svg:height="1.59cm" svg:x="8.675cm" svg:y="0.473cm">
              <text:p text:style-name="P5"><text:span text:style-name="T2">Funktionsaufrufe</text:span></text:p>
            </draw:rect>
          </draw:g>
        </draw:g>
        <draw:frame draw:style-name="gr5" draw:text-style-name="P25" draw:layer="layout" svg:width="10.491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8" draw:text-style-name="P27" draw:layer="layout" svg:width="20.944cm" svg:height="17.042cm" svg:x="4.022cm" svg:y="3.175cm">
          <draw:text-box>
            <text:p text:style-name="P26"><text:span text:style-name="T27">int b;</text:span></text:p>
            <text:p text:style-name="P26"><text:span text:style-name="T27">int* b_p;</text:span></text:p>
            <text:p text:style-name="P26"><text:span text:style-name="T27"/></text:p>
            <text:p text:style-name="P26"><text:span text:style-name="T27">b_p = &amp;b;</text:span></text:p>
            <text:p text:style-name="P26"><text:span text:style-name="T27"/></text:p>
            <text:p text:style-name="P26"><text:span text:style-name="T27">void f_(int* x) { *x = 7; }</text:span></text:p>
            <text:p text:style-name="P15"><text:span text:style-name="T27"/></text:p>
            <text:p text:style-name="P26"><text:span text:style-name="T27">f_(b_p);</text:span></text:p>
            <text:p text:style-name="P26"><text:span text:style-name="T28"/></text:p>
            <text:p text:style-name="P26"><text:span text:style-name="T27">struct s {</text:span></text:p>
            <text:p text:style-name="P26"><text:span text:style-name="T27"><text:s text:c="2"/></text:span><text:span text:style-name="T27">...</text:span></text:p>
            <text:p text:style-name="P26"><text:span text:style-name="T27">} s_i;</text:span></text:p>
            <text:p text:style-name="P26"><text:span text:style-name="T28"/></text:p>
            <text:p text:style-name="P26"><text:span text:style-name="T27">void g(struct s ss); <text:s text:c="2"/>/* hier wird die ganze <text:s/>*/</text:span></text:p>
            <text:p text:style-name="P26"><text:span text:style-name="T27">g(s_i); <text:s text:c="15"/>/* Struktur als Wert <text:s text:c="3"/>*/</text:span></text:p>
            <text:p text:style-name="P26"><text:span text:style-name="T27"><text:s text:c="23"/></text:span><text:span text:style-name="T27">/* übergeben <text:s text:c="11"/>*/</text:span></text:p>
            <text:p text:style-name="P26"><text:span text:style-name="T28"/></text:p>
            <text:p text:style-name="P26"><text:span text:style-name="T27">void g_(struct s* sp); /* hier wird jedoch <text:s text:c="4"/>*/</text:span></text:p>
            <text:p text:style-name="P26"><text:span text:style-name="T27">g(&amp;s_i); <text:s text:c="14"/>/* nur ein Pointer <text:s text:c="5"/>*/</text:span></text:p>
            <text:p text:style-name="P26"><text:span text:style-name="T27"><text:s text:c="23"/></text:span><text:span text:style-name="T27">/* übergeben <text:s text:c="11"/>*/</text:span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draw:frame draw:style-name="gr19" draw:text-style-name="P28" draw:layer="layout" svg:width="10.056cm" svg:height="3.499cm" svg:x="13.208cm" svg:y="2.845cm">
          <draw:text-box>
            <text:p text:style-name="P15"><text:span text:style-name="T4">Pointer auf Wert übergeben</text:span><text:span text:style-name="T4"><text:line-break/></text:span><text:span text:style-name="T4">- Wert ändern</text:span><text:span text:style-name="T4"><text:line-break/></text:span><text:span text:style-name="T4">- Kopieren auf Stack sparen</text:span></text:p>
          </draw:text-box>
        </draw:frame>
        <presentation:notes draw:style-name="dp2">
          <draw:page-thumbnail draw:layer="layout" svg:width="0.004cm" svg:height="0.004cm" svg:x="0cm" svg:y="0.9cm" draw:page-number="16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8.899cm" svg:height="1.592cm" svg:x="8.687cm" svg:y="0.472cm" draw:corner-radius="0.004cm">
            <text:p/>
          </draw:rect>
          <draw:g>
            <draw:rect draw:style-name="gr3" draw:text-style-name="P4" draw:layer="layout" svg:width="8.921cm" svg:height="1.592cm" svg:x="8.674cm" svg:y="0.472cm" draw:corner-radius="0.004cm">
              <text:p/>
            </draw:rect>
            <draw:rect draw:style-name="gr4" draw:text-style-name="P6" draw:layer="layout" svg:width="8.919cm" svg:height="1.59cm" svg:x="8.675cm" svg:y="0.473cm">
              <text:p text:style-name="P5"><text:span text:style-name="T2">Funktionsaufruf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20" draw:text-style-name="P3" draw:layer="layout" svg:width="20.478cm" svg:height="15.132cm" svg:x="4.022cm" svg:y="3.175cm">
          <draw:text-box>
            <text:p text:style-name="P8"><text:span text:style-name="T4">Pointer auf Pointer übergeben</text:span><text:span text:style-name="T4"><text:line-break/></text:span><text:span text:style-name="T4">- Pointer umlenken</text:span><text:span text:style-name="T4"><text:line-break/></text:span><text:span text:style-name="T4">- Funktion will alloziierten Bereich zurückgeben</text:span><text:span text:style-name="T4"><text:line-break/></text:span><text:span text:style-name="T4">- Achtung Deallokation!</text:span></text:p>
            <text:p text:style-name="P15"><text:span text:style-name="T10"/></text:p>
            <text:p text:style-name="P26"><text:span text:style-name="T12">int* b_p;</text:span></text:p>
            <text:p text:style-name="P26"><text:span text:style-name="T10"/></text:p>
            <text:p text:style-name="P26"><text:span text:style-name="T12">void f(int** b_pp) {</text:span></text:p>
            <text:p text:style-name="P26"><text:span text:style-name="T12"><text:s text:c="2"/></text:span><text:span text:style-name="T12">int* i_p;</text:span></text:p>
            <text:p text:style-name="P26"><text:span text:style-name="T10"/></text:p>
            <text:p text:style-name="P26"><text:span text:style-name="T12"><text:s text:c="2"/></text:span><text:span text:style-name="T12">i_p = (int* )malloc(sizeof(int));</text:span></text:p>
            <text:p text:style-name="P26"><text:span text:style-name="T12"><text:s text:c="2"/></text:span><text:span text:style-name="T12">*i_p = 7;</text:span></text:p>
            <text:p text:style-name="P26"><text:span text:style-name="T10"/></text:p>
            <text:p text:style-name="P26"><text:span text:style-name="T12"><text:s text:c="2"/></text:span><text:span text:style-name="T12">*b_pp = i_p;</text:span></text:p>
            <text:p text:style-name="P26"><text:span text:style-name="T12">}</text:span></text:p>
            <text:p text:style-name="P26"><text:span text:style-name="T12"/></text:p>
            <text:p text:style-name="P26"><text:span text:style-name="T12">f(&amp;b_p);</text:span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7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8.899cm" svg:height="1.592cm" svg:x="8.687cm" svg:y="0.472cm" draw:corner-radius="0.004cm">
            <text:p/>
          </draw:rect>
          <draw:g>
            <draw:rect draw:style-name="gr3" draw:text-style-name="P4" draw:layer="layout" svg:width="8.921cm" svg:height="1.592cm" svg:x="8.674cm" svg:y="0.472cm" draw:corner-radius="0.004cm">
              <text:p/>
            </draw:rect>
            <draw:rect draw:style-name="gr4" draw:text-style-name="P6" draw:layer="layout" svg:width="8.919cm" svg:height="1.59cm" svg:x="8.675cm" svg:y="0.473cm">
              <text:p text:style-name="P5"><text:span text:style-name="T2">Werkzeuge: gcc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21" draw:text-style-name="P3" draw:layer="layout" svg:width="20.478cm" svg:height="15.679cm" svg:x="4.022cm" svg:y="3.175cm">
          <draw:text-box>
            <text:p text:style-name="P8"><text:span text:style-name="T29">gcc</text:span></text:p>
            <text:p text:style-name="P8"><text:span text:style-name="T4"><text:s/></text:span><text:span text:style-name="T4">C Compiler</text:span></text:p>
            <text:p text:style-name="P8"><text:span text:style-name="T4"><text:s/></text:span><text:span text:style-name="T4">ruft automatisch Linker auf</text:span></text:p>
            <text:p text:style-name="P8"><text:span text:style-name="T4"/></text:p>
            <text:p text:style-name="P29"><text:span text:style-name="T12">$ ls</text:span></text:p>
            <text:p text:style-name="P29"><text:span text:style-name="T12">prog.c</text:span></text:p>
            <text:p text:style-name="P29"><text:span text:style-name="T12">$ gcc prog.c</text:span></text:p>
            <text:p text:style-name="P29"><text:span text:style-name="T12">$ ls</text:span></text:p>
            <text:p text:style-name="P29"><text:span text:style-name="T12">prog.c <text:s text:c="3"/>a.out</text:span></text:p>
            <text:p text:style-name="P29"><text:span text:style-name="T12">$ ./a.out</text:span></text:p>
            <text:p text:style-name="P29"><text:span text:style-name="T12">[compiliertes prog.c wird ausgeführt]</text:span></text:p>
            <text:p text:style-name="P15"><text:span text:style-name="T10"/></text:p>
            <text:p text:style-name="P8"><text:span text:style-name="T4">mehr Info:</text:span></text:p>
            <text:p text:style-name="P30"><text:span text:style-name="T12"/></text:p>
            <text:p text:style-name="P31"><text:span text:style-name="T12">$ man gcc</text:span></text:p>
            <text:p text:style-name="P31"><text:span text:style-name="T12">$ info gcc</text:span></text:p>
            <text:p text:style-name="P32"><text:span text:style-name="T12"/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8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8.899cm" svg:height="1.592cm" svg:x="8.687cm" svg:y="0.472cm" draw:corner-radius="0.004cm">
            <text:p/>
          </draw:rect>
          <draw:g>
            <draw:rect draw:style-name="gr3" draw:text-style-name="P4" draw:layer="layout" svg:width="8.921cm" svg:height="1.592cm" svg:x="8.674cm" svg:y="0.472cm" draw:corner-radius="0.004cm">
              <text:p/>
            </draw:rect>
            <draw:rect draw:style-name="gr4" draw:text-style-name="P6" draw:layer="layout" svg:width="8.919cm" svg:height="1.59cm" svg:x="8.675cm" svg:y="0.473cm">
              <text:p text:style-name="P5"><text:span text:style-name="T2">Werkzeuge: mak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22" draw:text-style-name="P3" draw:layer="layout" svg:width="20.478cm" svg:height="15.884cm" svg:x="4.022cm" svg:y="3.175cm">
          <draw:text-box>
            <text:p text:style-name="P8"><text:span text:style-name="T29">make</text:span></text:p>
            <text:p text:style-name="P8"><text:span text:style-name="T4"><text:s/></text:span><text:span text:style-name="T4">automatisches Erstellen von Programmen (und anderem)</text:span></text:p>
            <text:p text:style-name="P8"><text:span text:style-name="T4"><text:s/></text:span><text:span text:style-name="T4">verwendet die Datei '</text:span><text:span text:style-name="T9">Makefile</text:span><text:span text:style-name="T4">'</text:span></text:p>
            <text:p text:style-name="P8"><text:span text:style-name="T4"/></text:p>
            <text:p text:style-name="P29"><text:span text:style-name="T12">$ cat Makefile</text:span></text:p>
            <text:p text:style-name="P29"><text:span text:style-name="T12">prog: prog.c</text:span></text:p>
            <text:p text:style-name="P29"><text:span text:style-name="T12"><text:s text:c="3"/></text:span><text:span text:style-name="T12">gcc prog.c -o prog</text:span></text:p>
            <text:p text:style-name="P29"><text:span text:style-name="T12">$ make</text:span></text:p>
            <text:p text:style-name="P29"><text:span text:style-name="T12">[ Compilation beginnt, “</text:span><text:span text:style-name="T30">prog</text:span><text:span text:style-name="T12">” wird erstellt ]</text:span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9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8.899cm" svg:height="1.592cm" svg:x="8.687cm" svg:y="0.472cm" draw:corner-radius="0.004cm">
            <text:p/>
          </draw:rect>
          <draw:g>
            <draw:rect draw:style-name="gr3" draw:text-style-name="P4" draw:layer="layout" svg:width="8.921cm" svg:height="1.592cm" svg:x="8.674cm" svg:y="0.472cm" draw:corner-radius="0.004cm">
              <text:p/>
            </draw:rect>
            <draw:rect draw:style-name="gr4" draw:text-style-name="P6" draw:layer="layout" svg:width="8.919cm" svg:height="1.59cm" svg:x="8.675cm" svg:y="0.473cm">
              <text:p text:style-name="P5"><text:span text:style-name="T2">Werkzeuge: mak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22" draw:text-style-name="P3" draw:layer="layout" svg:width="20.478cm" svg:height="15.884cm" svg:x="4.022cm" svg:y="3.175cm">
          <draw:text-box>
            <text:p text:style-name="P33"><text:span text:style-name="T12">prog: prog.c</text:span></text:p>
            <text:p text:style-name="P29"><text:span text:style-name="T12"><text:s text:c="3"/></text:span><text:span text:style-name="T12">gcc prog.c -o prog</text:span></text:p>
            <text:p text:style-name="P15"><text:span text:style-name="T4"/></text:p>
            <text:list text:style-name="L1">
              <text:list-item>
                <text:p text:style-name="P34"><text:span text:style-name="T30">prog</text:span><text:span text:style-name="T4"> ist ein Ziel bzw. eine Datei</text:span></text:p>
              </text:list-item>
              <text:list-item>
                <text:p text:style-name="P34"><text:span text:style-name="T4">die Erstellung von </text:span><text:span text:style-name="T30">prog</text:span><text:span text:style-name="T4"> hängt vom Vorhandensein von </text:span><text:span text:style-name="T30">prog.c</text:span><text:span text:style-name="T4"> ab</text:span></text:p>
              </text:list-item>
              <text:list-item>
                <text:p text:style-name="P34"><text:span text:style-name="T4">das heisst auch, dass </text:span><text:span text:style-name="T30">prog</text:span><text:span text:style-name="T4"> neu erstellt werden muss, sobald sich </text:span><text:span text:style-name="T30">prog.c</text:span><text:span text:style-name="T4"> ändert</text:span></text:p>
              </text:list-item>
              <text:list-item>
                <text:p text:style-name="P34"><text:span text:style-name="T4">das Rezept, um </text:span><text:span text:style-name="T30">prog</text:span><text:span text:style-name="T4"> zu erstellen folgt in der nächsten Zeile und ist eine Shell Anweisung</text:span></text:p>
              </text:list-item>
              <text:list-item>
                <text:p text:style-name="P34"><text:span text:style-name="T4">die Rezept Zeile </text:span><text:span text:style-name="T31">muss</text:span><text:span text:style-name="T29"> </text:span><text:span text:style-name="T4">zwingend mit einem Tabulator anfangen</text:span></text:p>
              </text:list-item>
              <text:list-item>
                <text:p text:style-name="P34"><text:span text:style-name="T4">im obigen Rezept sieht man, dass der Compiler das Programm namens </text:span><text:span text:style-name="T30">prog</text:span><text:span text:style-name="T4"> erstellt - somit ist das Ziel erreicht.</text:span></text:p>
              </text:list-item>
            </text:list>
            <text:p text:style-name="P30"><text:span text:style-name="T4"/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20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4" svg:font-family="Helvetica" style:font-family-generic="swiss"/>
    <style:font-face style:name="Courier New2" svg:font-family="'Courier New'" style:font-pitch="fixed"/>
    <style:font-face style:name="Helvetica5" svg:font-family="Helvetica" style:font-pitch="fixed"/>
    <style:font-face style:name="Courier3" svg:font-family="Courier" style:font-family-generic="modern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Courier1" svg:font-family="Courier" style:font-pitch="variable"/>
    <style:font-face style:name="Gothic" svg:font-family="Gothic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elvetica1" svg:font-family="Helvetica" style:font-pitch="variable"/>
    <style:font-face style:name="Tahoma" svg:font-family="Tahoma, Lucidasans, 'Lucida Sans', 'Arial Unicode MS'" style:font-pitch="variable"/>
    <style:font-face style:name="Trebuchet MS1" svg:font-family="'Trebuchet MS'" style:font-pitch="variable"/>
    <style:font-face style:name="Courier2" svg:font-family="Courier" style:font-family-generic="modern" style:font-pitch="variable"/>
    <style:font-face style:name="Courier New" svg:font-family="'Courier New'" style:font-family-generic="modern" style:font-pitch="variable"/>
    <style:font-face style:name="Helvetica2" svg:font-family="Helvetica" style:font-family-generic="modern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Helvetica3" svg:font-family="Helvetic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none" draw:stroke-dash="Dashed_20__28_var_29__20_1" svg:stroke-width="0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textarea-vertical-align="top" draw:auto-grow-height="true" draw:auto-grow-width="false" fo:min-height="11.659cm" fo:min-width="0cm" fo:padding-top="0.128cm" fo:padding-bottom="0.128cm" fo:padding-left="0.256cm" fo:padding-right="0.256cm" draw:shadow="hidden" draw:shadow-offset-x="0.3cm" draw:shadow-offset-y="0.3cm" draw:shadow-color="#808080">
        <text:list-style style:name="standard">
          <text:list-level-style-bullet text:level="1" text:bullet-char="•">
            <style:list-level-properties text:min-label-width="0.4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.31cm" fo:margin-right="0cm" fo:margin-top="0cm" fo:margin-bottom="0.1cm" fo:line-height="103%" fo:text-align="start" fo:text-indent="-0.3cm" style:text-autospace="ideograph-alpha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family-asian="Gothic" style:font-pitch-asian="variable" style:font-size-asian="18pt" style:language-asian="zxx" style:country-asian="none" style:font-style-asian="normal" style:font-weight-asian="normal" style:font-name-complex="Gothic" style:font-family-complex="Gothic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dented_20_Code" style:display-name="Indented Code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9.049cm" fo:min-width="0cm" fo:padding-top="0.128cm" fo:padding-bottom="0.128cm" fo:padding-left="0.256cm" fo:padding-right="0.256cm" draw:shadow="hidden">
        <text:list-style style:name="Indented_20_Code" style:display-name="Indented Code">
          <text:list-level-style-bullet text:level="1" text:bullet-char="•">
            <style:list-level-properties text:min-label-width="0.4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.62cm" fo:margin-right="0cm" fo:margin-top="0cm" fo:margin-bottom="0.1cm" fo:text-align="start" fo:text-indent="-0.3cm" style:text-autospace="ideograph-alpha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urier1" fo:font-family="Courier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family-asian="Gothic" style:font-pitch-asian="variable" style:font-size-asian="18pt" style:language-asian="zxx" style:country-asian="none" style:font-style-asian="normal" style:font-weight-asian="normal" style:font-name-complex="Gothic" style:font-family-complex="Gothic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4f4f4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8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name-complex="Tahoma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881cm"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–">
            <style:list-level-properties text:space-before="1.27cm" text:min-label-width="0.723cm"/>
            <style:text-properties fo:font-family="StarSymbol" style:font-pitch="variable" style:font-charset="x-symbol" fo:color="#29292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81cm" fo:margin-right="0cm" fo:margin-top="0.088cm" fo:margin-bottom="0cm" fo:line-height="103%" fo:text-align="start" fo:text-indent="0cm" style:punctuation-wrap="simple" style:line-break="normal">
        <style:tab-stops>
          <style:tab-stop style:position="0cm"/>
          <style:tab-stop style:position="0.366cm"/>
          <style:tab-stop style:position="1.613cm"/>
          <style:tab-stop style:position="2.861cm"/>
          <style:tab-stop style:position="4.109cm"/>
          <style:tab-stop style:position="5.357cm"/>
          <style:tab-stop style:position="6.605cm"/>
          <style:tab-stop style:position="7.853cm"/>
          <style:tab-stop style:position="9.101cm"/>
          <style:tab-stop style:position="10.349cm"/>
          <style:tab-stop style:position="11.597cm"/>
          <style:tab-stop style:position="12.845cm"/>
          <style:tab-stop style:position="14.093cm"/>
          <style:tab-stop style:position="15.341cm"/>
          <style:tab-stop style:position="16.589cm"/>
          <style:tab-stop style:position="17.837cm"/>
          <style:tab-stop style:position="19.085cm"/>
          <style:tab-stop style:position="20.333cm"/>
          <style:tab-stop style:position="21.581cm"/>
          <style:tab-stop style:position="22.829cm"/>
          <style:tab-stop style:position="24.077cm"/>
        </style:tab-stops>
      </style:paragraph-properties>
      <style:text-properties fo:color="#292929" style:text-outline="false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style-asian="normal" style:font-weight-asian="normal" style:font-name-complex="Gothic" style:font-family-complex="Gothic" style:font-pitch-complex="variable" style:font-size-complex="18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1.993cm" fo:margin-right="0cm" fo:margin-top="0.088cm" fo:margin-bottom="0cm" fo:line-height="103%" fo:text-align="start" fo:text-indent="0cm" style:punctuation-wrap="simple" style:line-break="normal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088cm" fo:margin-bottom="0cm" fo:line-height="103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088cm" fo:margin-bottom="0cm" fo:line-height="103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48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82cm" fo:margin-bottom="0cm" fo:line-height="108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Gothic" style:font-family-asian="Gothic" style:font-pitch-asian="variable" style:font-size-asian="32pt" style:font-style-asian="normal" style:font-weight-asian="normal" style:font-name-complex="Gothic" style:font-family-complex="Gothic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3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92929" style:text-outline="false" style:text-line-through-style="none" style:text-line-through-type="none" style:text-position="0% 100%" style:font-name="Trebuchet MS1" fo:font-family="'Trebuchet MS'" style:font-pitch="variable" fo:font-size="36pt" fo:font-style="normal" fo:text-shadow="none" style:text-underline-style="none" fo:font-weight="normal" style:font-name-asian="Gothic" style:font-family-asian="Gothic" style:font-pitch-asian="variable" style:font-size-asian="36pt" style:font-style-asian="normal" style:font-weight-asian="normal" style:font-name-complex="Gothic" style:font-family-complex="Gothic" style:font-pitch-complex="variable" style:font-size-complex="36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f4f4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b2b2b2" draw:textarea-horizontal-align="center" draw:textarea-vertical-align="middle" draw:shadow="hidden"/>
    </style:style>
    <style:style style:name="Mgr2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MP1" style:family="paragraph">
      <loext:graphic-properties draw:fill="solid" draw:fill-color="#b2b2b2"/>
      <style:paragraph-properties fo:text-align="center"/>
    </style:style>
    <style:style style:name="MP2" style:family="paragraph">
      <loext:graphic-properties draw:fill="solid" draw:fill-color="#ffffff"/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3cm" svg:height="4.997cm" svg:x="1.904cm" svg:y="4.95cm"/>
      <draw:page-thumbnail draw:layer="backgroundobjects" svg:width="6.663cm" svg:height="4.997cm" svg:x="10.472cm" svg:y="4.95cm"/>
      <draw:page-thumbnail draw:layer="backgroundobjects" svg:width="6.663cm" svg:height="4.997cm" svg:x="1.904cm" svg:y="17.14cm"/>
      <draw:page-thumbnail draw:layer="backgroundobjects" svg:width="6.663cm" svg:height="4.997cm" svg:x="10.472cm" svg:y="17.14cm"/>
    </style:handout-master>
    <style:master-page style:name="Default" style:page-layout-name="PM1" draw:style-name="Mdp1">
      <draw:rect draw:style-name="Mgr1" draw:text-style-name="MP1" draw:layer="backgroundobjects" svg:width="2.487cm" svg:height="18.997cm" svg:x="0cm" svg:y="0cm" draw:corner-radius="0.004cm">
        <text:p/>
      </draw:rect>
      <draw:frame presentation:style-name="Default-title" draw:layer="backgroundobjects" svg:width="21.69cm" svg:height="3.18cm" svg:x="1.866cm" svg:y="1.581cm" presentation:class="title" presentation:placeholder="true">
        <draw:text-box/>
      </draw:frame>
      <draw:frame presentation:style-name="Default-outline1" draw:layer="backgroundobjects" svg:width="21.69cm" svg:height="11.049cm" svg:x="1.866cm" svg:y="5.295cm" presentation:class="outline" presentation:placeholder="true">
        <draw:text-box/>
      </draw:frame>
      <presentation:notes style:page-layout-name="PM2">
        <draw:rect draw:style-name="Mgr2" draw:text-style-name="MP2" draw:layer="backgroundobjects" svg:width="19.04cm" svg:height="27.09cm" svg:x="0cm" svg:y="0cm">
          <text:p/>
        </draw:rect>
        <draw:rect draw:style-name="Mgr3" draw:text-style-name="MP2" draw:layer="backgroundobjects" svg:width="19.041cm" svg:height="27.089cm" svg:x="0cm" svg:y="0cm" draw:corner-radius="0.004cm">
          <text:p/>
        </draw:rect>
        <draw:rect draw:style-name="Mgr3" draw:text-style-name="MP2" draw:layer="backgroundobjects" svg:width="19.041cm" svg:height="27.089cm" svg:x="0cm" svg:y="0cm" draw:corner-radius="0.004cm">
          <text:p/>
        </draw:rect>
        <draw:rect draw:style-name="Mgr3" draw:text-style-name="MP2" draw:layer="backgroundobjects" svg:width="19.041cm" svg:height="27.089cm" svg:x="0cm" svg:y="0cm" draw:corner-radius="0.004cm">
          <text:p/>
        </draw:rect>
        <draw:rect draw:style-name="Mgr3" draw:text-style-name="MP2" draw:layer="backgroundobjects" svg:width="19.037cm" svg:height="27.085cm" svg:x="0cm" svg:y="0cm" draw:corner-radius="0.004cm">
          <text:p/>
        </draw:rect>
        <draw:rect draw:style-name="Mgr3" draw:text-style-name="MP2" draw:layer="backgroundobjects" svg:width="19.032cm" svg:height="27.08cm" svg:x="0cm" svg:y="0cm" draw:corner-radius="0.004cm">
          <text:p/>
        </draw:rect>
        <draw:rect draw:style-name="Mgr3" draw:text-style-name="MP2" draw:layer="backgroundobjects" svg:width="19.028cm" svg:height="27.076cm" svg:x="0cm" svg:y="0cm" draw:corner-radius="0.004cm">
          <text:p/>
        </draw:rect>
        <draw:rect draw:style-name="Mgr3" draw:text-style-name="MP2" draw:layer="backgroundobjects" svg:width="19.028cm" svg:height="27.076cm" svg:x="0cm" svg:y="0cm" draw:corner-radius="0.004cm">
          <text:p/>
        </draw:rect>
        <draw:rect draw:style-name="Mgr3" draw:text-style-name="MP2" draw:layer="backgroundobjects" svg:width="19.024cm" svg:height="27.071cm" svg:x="0cm" svg:y="0cm" draw:corner-radius="0.004cm">
          <text:p/>
        </draw:rect>
        <draw:rect draw:style-name="Mgr3" draw:text-style-name="MP2" draw:layer="backgroundobjects" svg:width="19.019cm" svg:height="27.067cm" svg:x="0cm" svg:y="0cm" draw:corner-radius="0.004cm">
          <text:p/>
        </draw:rect>
        <draw:rect draw:style-name="Mgr3" draw:text-style-name="MP2" draw:layer="backgroundobjects" svg:width="19.015cm" svg:height="27.062cm" svg:x="0cm" svg:y="0cm" draw:corner-radius="0.004cm">
          <text:p/>
        </draw:rect>
        <draw:rect draw:style-name="Mgr3" draw:text-style-name="MP2" draw:layer="backgroundobjects" svg:width="19.01cm" svg:height="27.058cm" svg:x="0cm" svg:y="0cm" draw:corner-radius="0.004cm">
          <text:p/>
        </draw:rect>
        <draw:rect draw:style-name="Mgr3" draw:text-style-name="MP2" draw:layer="backgroundobjects" svg:width="19.006cm" svg:height="27.054cm" svg:x="0cm" svg:y="0cm" draw:corner-radius="0.004cm">
          <text:p/>
        </draw:rect>
        <draw:rect draw:style-name="Mgr3" draw:text-style-name="MP2" draw:layer="backgroundobjects" svg:width="19.001cm" svg:height="27.049cm" svg:x="0cm" svg:y="0cm" draw:corner-radius="0.004cm">
          <text:p/>
        </draw:rect>
        <draw:rect draw:style-name="Mgr3" draw:text-style-name="MP2" draw:layer="backgroundobjects" svg:width="18.997cm" svg:height="27.045cm" svg:x="0cm" svg:y="0cm" draw:corner-radius="0.004cm">
          <text:p/>
        </draw:rect>
        <draw:rect draw:style-name="Mgr3" draw:text-style-name="MP2" draw:layer="backgroundobjects" svg:width="18.993cm" svg:height="27.04cm" svg:x="0cm" svg:y="0cm" draw:corner-radius="0.004cm">
          <text:p/>
        </draw:rect>
        <draw:page-thumbnail presentation:style-name="Default-title" draw:layer="backgroundobjects" svg:width="0.004cm" svg:height="60.841cm" svg:x="0cm" svg:y="0.9cm" presentation:class="page"/>
        <draw:frame presentation:style-name="Default-notes" draw:layer="backgroundobjects" svg:width="16.206cm" svg:height="12.017cm" svg:x="1.398cm" svg:y="12.78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5.2$Linux_X86_64 LibreOffice_project/10$Build-2</meta:generator>
    <meta:creation-date>2004-10-26T11:58:04</meta:creation-date>
    <dc:date>2019-03-30T07:37:42.219532154</dc:date>
    <meta:print-date>2004-10-26T11:58:04</meta:print-date>
    <dc:language>en-US</dc:language>
    <meta:editing-cycles>36</meta:editing-cycles>
    <meta:editing-duration>P10DT12H40M59S</meta:editing-duration>
    <dc:creator>Tomas Pospisek</dc:creator>
    <meta:document-statistic meta:object-count="346"/>
    <meta:user-defined meta:name="Info 1"/>
    <meta:user-defined meta:name="Info 2"/>
    <meta:user-defined meta:name="Info 3"/>
    <meta:user-defined meta:name="Info 4"/>
  </office:meta>
</office:document-meta>
</file>